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18pt" style:text-underline-style="solid" style:text-underline-width="auto" style:text-underline-color="font-color" officeooo:rsid="001b99f3" officeooo:paragraph-rsid="001b99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officeooo:rsid="001b99f3" officeooo:paragraph-rsid="001b99f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officeooo:rsid="001c88a8" officeooo:paragraph-rsid="001c88a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bold" officeooo:rsid="001b99f3" officeooo:paragraph-rsid="001b99f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bold" officeooo:rsid="001b99f3" officeooo:paragraph-rsid="001b99f3" style:font-size-asian="10.5pt" style:font-weight-asian="bold" style:font-size-complex="12pt" style:font-weight-complex="bold"/>
    </style:style>
    <style:style style:name="T1" style:family="text">
      <style:text-properties officeooo:rsid="001c88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3</text:p>
      <text:p text:style-name="P1"/>
      <text:p text:style-name="P5">Ex1 :</text:p>
      <text:p text:style-name="P4">1)</text:p>
      <text:p text:style-name="P2">a) SELECT P.prenom, P.nom, S.nom FROM personne P</text:p>
      <text:p text:style-name="P2">INNER JOIN station_meteo S ON S.idStation=P.idStation</text:p>
      <text:p text:style-name="P2">b) SELECT S.nom AS « nom de station », MONTH(R.dateRel) AS mois, YEAR(R.dateRel) AS annee FROM station_meteo S</text:p>
      <text:p text:style-name="P2">INNER JOIN releve R ON R.idStation=S.idStation</text:p>
      <text:p text:style-name="P2">ORDER BY S.nom, annee</text:p>
      <text:p text:style-name="P2">c) SELECT C.nom <text:span text:style-name="T1">AS ville</text:span>, D.nom, D.numDept FROM commune C</text:p>
      <text:p text:style-name="P2">INNER JOIN departement D ON D.numDept=C.numDept</text:p>
      <text:p text:style-name="P2">ORDER BY numDept</text:p>
      <text:p text:style-name="P3">d) SELECT S.nom AS "station Meteo", C.nom AS ville, CONCAT(D.nom, ' (', D.numDept, ')') AS Departement FROM station_meteo S </text:p>
      <text:p text:style-name="P3">INNER JOIN commune C ON C.numInsee=S.numInsee</text:p>
      <text:p text:style-name="P3">INNER JOIN departement D ON D.numDept=C.numDept</text:p>
      <text:p text:style-name="P3">e) SELECT CONCAT(P.prenom, ' ', P.nom) AS Meteorologue, S.nom AS "station Meteo", C.nom AS ville, CONCAT(D.nom, ' (', D.numDept, ')') FROM station_meteo S </text:p>
      <text:p text:style-name="P3">INNER JOIN commune C ON C.numInsee=S.numInsee</text:p>
      <text:p text:style-name="P3">INNER JOIN departement D ON D.numDept=C.numDept</text:p>
      <text:p text:style-name="P3">INNER JOIN personne P ON P.idStation=S.idStation</text:p>
      <text:p text:style-name="P3">f) La requête renvoie les personnes qui travaillent dans une station météo dont les caractères quatre et cinq du numéro INSEE forment le numéro 67. SUBSTRING() sert a sélectionner la partie de numInsee qui nous interesse.</text:p>
      <text:p text:style-name="P3">g) SELECT S.nom AS station, P.nom, P.prenom FROM station_meteo S </text:p>
      <text:p text:style-name="P3">LEFT OUTER JOIN personne P ON P.idStation=S.idStation</text:p>
      <text:p text:style-name="P3">ORDER BY station, nom, prenom</text:p>
      <text:p text:style-name="P3">h) SELECT MONTH(R.dateRel) AS mois, YEAR(R.dateRel) AS annee, P.nom, P.prenom FROM releve R </text:p>
      <text:p text:style-name="P3">INNER JOIN personne P ON P.idPersonne=R.idPersonne</text:p>
      <text:p text:style-name="P3">GROUP BY mois</text:p>
      <text:p text:style-name="P3">ORDER BY annee, mois</text:p>
      <text:p text:style-name="P3">i) SELECT C.numDept, S.nom AS station FROM station_meteo S</text:p>
      <text:p text:style-name="P3">INNER JOIN commune C ON C.numInsee=S.numInsee</text:p>
      <text:p text:style-name="P3"><text:s/>- SELECT DISTINCT C.numDept, S.nom AS station FROM station_meteo S</text:p>
      <text:p text:style-name="P3">RIGHT OUTER JOIN commune C ON C.numInsee=S.numInsee</text:p>
      <text:p text:style-name="P3"><text:s/>- SELECT DISTINCT(D.nom), S.nom AS station FROM station_meteo S</text:p>
      <text:p text:style-name="P3">RIGHT OUTER JOIN commune C ON C.numInsee=S.numInsee</text:p>
      <text:p text:style-name="P3">INNER JOIN departement D ON D.numDept=C.numDep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5:40:23.226967899</meta:creation-date>
    <dc:date>2024-11-07T17:43:28.863514451</dc:date>
    <meta:editing-duration>PT2H3M5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33" meta:word-count="276" meta:character-count="1846" meta:non-whitespace-character-count="1597"/>
  </office:meta>
</office:document-meta>
</file>